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his Arduino has a modified bootloader, so it will start acting like an Xbox controller as soon as power is turned on.</text:p>
      <text:p text:style-name="Standard"/>
      <text:p text:style-name="Standard">To reset the board to act like a 'normal'Arduino:</text:p>
      <text:list xml:id="list3799744231769859039" text:style-name="L1">
        <text:list-item>
          <text:p text:style-name="P1">Power off the board</text:p>
        </text:list-item>
        <text:list-item>
          <text:p text:style-name="P1">Unplug th e USB</text:p>
        </text:list-item>
        <text:list-item>
          <text:p text:style-name="P1">Hold down the reset button</text:p>
        </text:list-item>
        <text:list-item>
          <text:p text:style-name="P1">Still holding down reset, reconnect the USB cable</text:p>
        </text:list-item>
        <text:list-item>
          <text:p text:style-name="P1">Start uploading a simple sketch, (for example the blink sketch)</text:p>
        </text:list-item>
        <text:list-item>
          <text:p text:style-name="P1">Let go of reset as soon as the status says uploading</text:p>
        </text:list-item>
      </text:list>
      <text:p text:style-name="Standard"/>
      <text:p text:style-name="Standard">To modify a 'normal' Arduino to act like an Xbox controller:</text:p>
      <text:list xml:id="list6365725631849659334" text:style-name="L2">
        <text:list-item>
          <text:p text:style-name="P2">Arduino UNO will not work – don't waste your time</text:p>
        </text:list-item>
        <text:list-item>
          <text:p text:style-name="P2"><text:a xlink:type="simple" xlink:href="https://github.com/dmadison/ArduinoXInput" text:style-name="Internet_20_link" text:visited-style-name="Visited_20_Internet_20_Link">https://github.com/dmadison/ArduinoXInput</text:a></text:p>
        </text:list-item>
        <text:list-item>
          <text:p text:style-name="P2">Click link "Arduino AVR Core Boards" <text:s/>(because this one is a "Leonardo")</text:p>
        </text:list-item>
        <text:list-item>
          <text:p text:style-name="P2">Use "Automated installation"</text:p>
        </text:list-item>
        <text:list-item>
          <text:p text:style-name="P2">If you've done this correctly you should be able to install "Xinput AVR Boards" package to the IDE</text:p>
        </text:list-item>
        <text:list-item>
          <text:p text:style-name="P2">Board selector in upper left IDE should now show "Arduino Leonardo w/ XInput"</text:p>
        </text:list-item>
        <text:list-item>
          <text:p text:style-name="P2">Now the tricky part – uploading the Xinput sketch and bootloader</text:p>
        </text:list-item>
        <text:list-item>
          <text:p text:style-name="P2">Turn on verbose output for upload, ('File' -&gt; 'Preferences'). <text:s/>This makes it easier to time the reset button with the upload</text:p>
        </text:list-item>
        <text:list-item>
          <text:p text:style-name="P2">Press the upload button in the IDE</text:p>
          <text:p text:style-name="P2">Press Reset button on the board twice, after the status says "uploading..."</text:p>
        </text:list-item>
        <text:list-item>
          <text:p text:style-name="P2">If it works right, you'll see "avrdude done. <text:s/>Thank you"</text:p>
        </text:list-item>
        <text:list-item>
          <text:p text:style-name="P2">You will need to do this every time you upload an Xinput sketch </text:p>
        </text:list-item>
      </text:list>
      <text:p text:style-name="Standard"/>
      <text:p text:style-name="Standard">To test</text:p>
      <text:list xml:id="list6390334311431738646" text:style-name="L4">
        <text:list-item>
          <text:p text:style-name="P4">Run FRC Driver Station</text:p>
        </text:list-item>
        <text:list-item>
          <text:p text:style-name="P4">Choose vertical tab on the left for USB (4<text:span text:style-name="T1">th</text:span> from top)</text:p>
        </text:list-item>
        <text:list-item>
          <text:p text:style-name="P4">You should see an Xbox controller is plugged in</text:p>
        </text:list-item>
        <text:list-item>
          <text:p text:style-name="P4">Press buttons on the box, you should see indicators light up</text:p>
        </text:list-item>
      </text:list>
      <text:p text:style-name="Standard"/>
      <text:p text:style-name="Standard">One time install Xinput library for new Arduinio IDE installation</text:p>
      <text:list xml:id="list6908301427447425228" text:style-name="L3">
        <text:list-item>
          <text:p text:style-name="P3">'Menu 'Tools' -&gt; 'Manage libraries'</text:p>
        </text:list-item>
        <text:list-item>
          <text:p text:style-name="P3">Filter "Xinput"</text:p>
        </text:list-item>
        <text:list-item>
          <text:p text:style-name="P3">Install Xinput library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3S</meta:editing-duration>
    <meta:editing-cycles>14</meta:editing-cycles>
    <meta:generator>OpenOffice/4.1.15$Win32 OpenOffice.org_project/4115m2$Build-9813</meta:generator>
    <dc:date>2025-01-17T09:18:18.65</dc:date>
    <dc:creator>a A</dc:creator>
    <meta:document-statistic meta:table-count="0" meta:image-count="0" meta:object-count="0" meta:page-count="1" meta:paragraph-count="30" meta:word-count="296" meta:character-count="1609"/>
    <meta:user-defined meta:name="Info 1"/>
    <meta:user-defined meta:name="Info 2"/>
    <meta:user-defined meta:name="Info 3"/>
    <meta:user-defined meta:name="Info 4"/>
  </office:meta>
</office:document-meta>
</file>